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0000" draw:fill="none" draw:fill-color="#ffffff" draw:textarea-horizontal-align="left" draw:auto-grow-height="true" draw:auto-grow-width="false" fo:min-height="4.83cm" fo:min-width="0cm"/>
      <style:paragraph-properties style:writing-mode="lr-tb"/>
    </style:style>
    <style:style style:name="gr2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35cm"/>
      <style:paragraph-properties style:writing-mode="lr-tb"/>
    </style:style>
    <style:style style:name="gr4" style:family="graphic" style:parent-style-name="objectwithoutfill">
      <style:graphic-properties svg:stroke-color="#2a6099" draw:marker-end="Arrowheads_20_1" draw:marker-end-width="0.3cm" draw:fill="none" draw:textarea-vertical-align="middle"/>
    </style:style>
    <style:style style:name="gr5" style:family="graphic" style:parent-style-name="standard">
      <style:graphic-properties draw:stroke="solid" svg:stroke-color="#ff0000" draw:fill="none" draw:fill-color="#ffffff" draw:textarea-horizontal-align="left" draw:auto-grow-height="true" draw:auto-grow-width="false" fo:min-height="5.467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c9211e" loext:opacity="100%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2a6099" loext:opacity="100%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485cm" svg:height="5.08cm" svg:x="1.04cm" svg:y="5.2cm">
          <draw:text-box>
            <text:p><text:span text:style-name="T1"><text:tab/></text:span><text:span text:style-name="T1"><text:tab/></text:span><text:span text:style-name="T2">4</text:span></text:p>
            <text:p><text:span text:style-name="T1">def factorial(numero):</text:span></text:p>
            <text:p><text:span text:style-name="T1"><text:tab/></text:span><text:span text:style-name="T1"><text:tab/></text:span><text:span text:style-name="T1">if numero == 1:</text:span></text:p>
            <text:p><text:span text:style-name="T1"><text:tab/></text:span><text:span text:style-name="T1"><text:tab/></text:span><text:span text:style-name="T1"><text:tab/></text:span><text:span text:style-name="T1">return numero</text:span></text:p>
            <text:p><text:span text:style-name="T1"><text:tab/></text:span><text:span text:style-name="T1"><text:tab/></text:span><text:span text:style-name="T1"><text:tab/></text:span></text:p>
            <text:p><text:span text:style-name="T1"><text:s text:c="46"/></text:span><text:span text:style-name="T2">4</text:span><text:span text:style-name="T1"> <text:s text:c="26"/>3</text:span><text:span text:style-name="T2"> <text:s text:c="2"/></text:span><text:span text:style-name="T3">6</text:span></text:p>
            <text:p><text:span text:style-name="T1"><text:tab/></text:span><text:span text:style-name="T1"><text:tab/></text:span><text:span text:style-name="T1">numero = numero * factorial(numero -1)</text:span></text:p>
            <text:p><text:span text:style-name="T1"/></text:p>
            <text:p><text:span text:style-name="T1"><text:s text:c="39"/></text:span><text:span text:style-name="T3">24</text:span><text:span text:style-name="T1"><text:tab/></text:span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return numero</text:span><text:tab/><text:tab/><text:tab/></text:p>
          </draw:text-box>
        </draw:frame>
        <draw:line draw:style-name="gr2" draw:text-style-name="P2" draw:layer="layout" svg:x1="10.642cm" svg:y1="7.64cm" svg:x2="13.182cm" svg:y2="7.64cm">
          <text:p/>
        </draw:line>
        <draw:line draw:style-name="gr2" draw:text-style-name="P2" draw:layer="layout" svg:x1="23.242cm" svg:y1="9.64cm" svg:x2="25.782cm" svg:y2="9.64cm">
          <text:p/>
        </draw:line>
        <draw:frame draw:style-name="gr1" draw:text-style-name="P1" draw:layer="layout" svg:width="9.485cm" svg:height="5.08cm" svg:x="13.341cm" svg:y="6.8cm">
          <draw:text-box>
            <text:p><text:span text:style-name="T1"><text:tab/></text:span><text:span text:style-name="T1"><text:tab/></text:span><text:span text:style-name="T2">3</text:span></text:p>
            <text:p><text:span text:style-name="T1">def factorial(numero):</text:span></text:p>
            <text:p><text:span text:style-name="T1"><text:tab/></text:span><text:span text:style-name="T1"><text:tab/></text:span><text:span text:style-name="T1">if numero == 1:</text:span></text:p>
            <text:p><text:span text:style-name="T1"><text:tab/></text:span><text:span text:style-name="T1"><text:tab/></text:span><text:span text:style-name="T1"><text:tab/></text:span><text:span text:style-name="T1">return numero</text:span></text:p>
            <text:p><text:span text:style-name="T1"><text:tab/></text:span><text:span text:style-name="T1"><text:tab/></text:span><text:span text:style-name="T1"><text:tab/></text:span></text:p>
            <text:p><text:span text:style-name="T1"><text:s text:c="46"/></text:span><text:span text:style-name="T2">3</text:span><text:span text:style-name="T1"> <text:s text:c="24"/>2</text:span><text:span text:style-name="T2"> <text:s text:c="3"/></text:span><text:span text:style-name="T3">2</text:span></text:p>
            <text:p><text:span text:style-name="T1"><text:tab/></text:span><text:span text:style-name="T1"><text:tab/></text:span><text:span text:style-name="T1">numero = numero * factorial(numero -1)</text:span></text:p>
            <text:p><text:span text:style-name="T1"/></text:p>
            <text:p><text:span text:style-name="T1"><text:s text:c="39"/></text:span><text:span text:style-name="T3">6</text:span><text:span text:style-name="T1"><text:tab/></text:span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return numero</text:span><text:tab/><text:tab/><text:tab/></text:p>
          </draw:text-box>
        </draw:frame>
        <draw:frame draw:style-name="gr3" draw:text-style-name="P1" draw:layer="layout" svg:width="9.235cm" svg:height="2.384cm" svg:x="1.317cm" svg:y="1.625cm">
          <draw:text-box>
            <text:p>Funcion factorial de un número</text:p>
            <text:p/>
            <text:p>4! = 4 * 3 * 2 * 1 = 24</text:p>
          </draw:text-box>
        </draw:frame>
        <draw:line draw:style-name="gr4" draw:text-style-name="P2" draw:layer="layout" svg:x1="13.065cm" svg:y1="10.207cm" svg:x2="10.842cm" svg:y2="8.302cm">
          <text:p/>
        </draw:line>
        <draw:line draw:style-name="gr4" draw:text-style-name="P2" draw:layer="layout" svg:x1="25.756cm" svg:y1="10.55cm" svg:x2="23.126cm" svg:y2="10.48cm">
          <text:p/>
        </draw:line>
      </draw:page>
      <draw:page draw:name="page2" draw:style-name="dp1" draw:master-page-name="Default">
        <draw:frame draw:style-name="gr1" draw:text-style-name="P1" draw:layer="layout" svg:width="9.485cm" svg:height="5.08cm" svg:x="5.14cm" svg:y="6.7cm">
          <draw:text-box>
            <text:p><text:span text:style-name="T1"><text:tab/></text:span><text:span text:style-name="T1"><text:tab/></text:span><text:span text:style-name="T2">2</text:span></text:p>
            <text:p><text:span text:style-name="T1">def factorial(numero):</text:span></text:p>
            <text:p><text:span text:style-name="T1"><text:tab/></text:span><text:span text:style-name="T1"><text:tab/></text:span><text:span text:style-name="T1">if numero == 1:</text:span></text:p>
            <text:p><text:span text:style-name="T1"><text:tab/></text:span><text:span text:style-name="T1"><text:tab/></text:span><text:span text:style-name="T1"><text:tab/></text:span><text:span text:style-name="T1">return numero</text:span></text:p>
            <text:p><text:span text:style-name="T1"><text:tab/></text:span><text:span text:style-name="T1"><text:tab/></text:span><text:span text:style-name="T1"><text:tab/></text:span></text:p>
            <text:p><text:span text:style-name="T1"><text:s text:c="46"/></text:span><text:span text:style-name="T2">2</text:span><text:span text:style-name="T1"> <text:s text:c="21"/>1</text:span><text:span text:style-name="T2"> <text:s text:c="4"/></text:span><text:span text:style-name="T3">1</text:span></text:p>
            <text:p><text:span text:style-name="T1"><text:tab/></text:span><text:span text:style-name="T1"><text:tab/></text:span><text:span text:style-name="T1">numero = numero * factorial(numero -1)</text:span></text:p>
            <text:p><text:span text:style-name="T1"/></text:p>
            <text:p><text:span text:style-name="T1"><text:s text:c="39"/></text:span><text:span text:style-name="T3">2</text:span><text:span text:style-name="T1"><text:tab/></text:span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return numero</text:span><text:tab/><text:tab/><text:tab/></text:p>
          </draw:text-box>
        </draw:frame>
        <draw:line draw:style-name="gr2" draw:text-style-name="P2" draw:layer="layout" svg:x1="14.842cm" svg:y1="9.14cm" svg:x2="17.382cm" svg:y2="9.14cm">
          <text:p/>
        </draw:line>
        <draw:frame draw:style-name="gr5" draw:text-style-name="P1" draw:layer="layout" svg:width="9.485cm" svg:height="5.717cm" svg:x="17.441cm" svg:y="8.3cm">
          <draw:text-box>
            <text:p><text:span text:style-name="T1"><text:tab/></text:span><text:span text:style-name="T1"><text:tab/></text:span><text:span text:style-name="T2">1</text:span></text:p>
            <text:p><text:span text:style-name="T1">def factorial(numero):</text:span></text:p>
            <text:p><text:span text:style-name="T1"><text:tab/></text:span><text:span text:style-name="T1"><text:tab/></text:span><text:span text:style-name="T1">if numero == 1:</text:span></text:p>
            <text:p><text:span text:style-name="T1"/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3">1</text:span></text:p>
            <text:p><text:span text:style-name="T1"><text:tab/></text:span><text:span text:style-name="T1"><text:tab/></text:span><text:span text:style-name="T1"><text:tab/></text:span><text:span text:style-name="T1">return numero</text:span></text:p>
            <text:p><text:span text:style-name="T1"><text:tab/></text:span><text:span text:style-name="T1"><text:tab/></text:span><text:span text:style-name="T1"><text:tab/></text:span></text:p>
            <text:p><text:span text:style-name="T1"><text:s text:c="73"/></text:span></text:p>
            <text:p><text:span text:style-name="T1"><text:tab/></text:span><text:span text:style-name="T1"><text:tab/></text:span><text:span text:style-name="T1">numero = numero * factorial(numero -1)</text:span></text:p>
            <text:p><text:span text:style-name="T1"/></text:p>
            <text:p><text:span text:style-name="T1"><text:s text:c="32"/></text:span><text:span text:style-name="T1"><text:tab/></text:span></text:p>
            <text:p><text:span text:style-name="T1"><text:tab/></text:span><text:span text:style-name="T1"><text:tab/></text:span><text:span text:style-name="T1">return numero</text:span><text:tab/><text:tab/><text:tab/></text:p>
          </draw:text-box>
        </draw:frame>
        <draw:line draw:style-name="gr2" draw:text-style-name="P2" draw:layer="layout" svg:x1="2.042cm" svg:y1="7.54cm" svg:x2="4.582cm" svg:y2="7.54cm">
          <text:p/>
        </draw:line>
        <draw:line draw:style-name="gr4" draw:text-style-name="P2" draw:layer="layout" svg:x1="17.242cm" svg:y1="10.44cm" svg:x2="14.97cm" svg:y2="9.89cm">
          <text:p/>
        </draw:line>
        <draw:line draw:style-name="gr4" draw:text-style-name="P2" draw:layer="layout" svg:x1="4.582cm" svg:y1="9.325cm" svg:x2="1.952cm" svg:y2="9.25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7T20:50:12.848762653</meta:creation-date>
    <dc:date>2023-11-09T00:07:37.535158533</dc:date>
    <meta:editing-duration>PT3H38M30S</meta:editing-duration>
    <meta:editing-cycles>6</meta:editing-cycles>
    <meta:generator>LibreOffice/7.3.7.2$Linux_X86_64 LibreOffice_project/30$Build-2</meta:generator>
    <meta:document-statistic meta:object-count="13"/>
  </office:meta>
</office:document-meta>
</file>